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2958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Table_20_Contents">
      <style:text-properties style:font-name="Liberation Sans" fo:font-size="12p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50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1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1be4a7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ce9327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ddfbc49"/>
    </style:style>
    <style:style style:name="P73" style:family="paragraph" style:parent-style-name="Standard">
      <style:text-properties officeooo:rsid="0dde9a1c" officeooo:paragraph-rsid="0f28fb61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5" style:family="paragraph" style:parent-style-name="Footnote">
      <style:text-properties officeooo:rsid="043ccc66" officeooo:paragraph-rsid="0dca2508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Standard">
      <style:text-properties officeooo:paragraph-rsid="0e26e14b"/>
    </style:style>
    <style:style style:name="P80" style:family="paragraph" style:parent-style-name="Standard">
      <style:text-properties officeooo:paragraph-rsid="0e5c6890"/>
    </style:style>
    <style:style style:name="P81" style:family="paragraph" style:parent-style-name="Footnote">
      <style:text-properties officeooo:paragraph-rsid="0e72255e"/>
    </style:style>
    <style:style style:name="P82" style:family="paragraph" style:parent-style-name="Footnote">
      <style:text-properties officeooo:paragraph-rsid="0e81bf91"/>
    </style:style>
    <style:style style:name="P83" style:family="paragraph" style:parent-style-name="Standard">
      <style:text-properties officeooo:paragraph-rsid="0e8858a9"/>
    </style:style>
    <style:style style:name="P84" style:family="paragraph" style:parent-style-name="Footnote">
      <style:text-properties officeooo:paragraph-rsid="0e9381e6"/>
    </style:style>
    <style:style style:name="P85" style:family="paragraph" style:parent-style-name="Footnote">
      <style:text-properties officeooo:paragraph-rsid="0ea78533"/>
    </style:style>
    <style:style style:name="P86" style:family="paragraph" style:parent-style-name="Standard">
      <style:text-properties officeooo:paragraph-rsid="0ea9445c"/>
    </style:style>
    <style:style style:name="P87" style:family="paragraph" style:parent-style-name="Footnote">
      <style:text-properties officeooo:paragraph-rsid="0ead3525"/>
    </style:style>
    <style:style style:name="P88" style:family="paragraph" style:parent-style-name="Standard">
      <style:text-properties officeooo:paragraph-rsid="0dbf3336"/>
    </style:style>
    <style:style style:name="P89" style:family="paragraph" style:parent-style-name="Standard">
      <style:text-properties officeooo:paragraph-rsid="0eb4913f"/>
    </style:style>
    <style:style style:name="P90" style:family="paragraph" style:parent-style-name="Footnote">
      <style:text-properties officeooo:paragraph-rsid="0ef98af7"/>
    </style:style>
    <style:style style:name="P91" style:family="paragraph" style:parent-style-name="Footnote">
      <style:text-properties officeooo:paragraph-rsid="0f01ec83"/>
    </style:style>
    <style:style style:name="P92" style:family="paragraph" style:parent-style-name="Footnote">
      <style:text-properties officeooo:paragraph-rsid="0f05db4d"/>
    </style:style>
    <style:style style:name="P93" style:family="paragraph" style:parent-style-name="Standard">
      <style:text-properties officeooo:paragraph-rsid="0f1c472f"/>
    </style:style>
    <style:style style:name="P94" style:family="paragraph" style:parent-style-name="Standard">
      <style:text-properties officeooo:paragraph-rsid="0f28fb61"/>
    </style:style>
    <style:style style:name="P95" style:family="paragraph" style:parent-style-name="Standard">
      <style:text-properties officeooo:paragraph-rsid="0f34ee81"/>
    </style:style>
    <style:style style:name="P96" style:family="paragraph" style:parent-style-name="Standard">
      <style:text-properties officeooo:paragraph-rsid="0f35fc9a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8" style:family="paragraph" style:parent-style-name="Standard">
      <style:text-properties officeooo:rsid="0f35fc9a" officeooo:paragraph-rsid="0f3d6513"/>
    </style:style>
    <style:style style:name="P99" style:family="paragraph" style:parent-style-name="Standard">
      <style:text-properties officeooo:paragraph-rsid="0f41fd77"/>
    </style:style>
    <style:style style:name="P100" style:family="paragraph" style:parent-style-name="Standard">
      <style:text-properties officeooo:paragraph-rsid="0f430ec2"/>
    </style:style>
    <style:style style:name="P101" style:family="paragraph" style:parent-style-name="Standard">
      <style:text-properties officeooo:paragraph-rsid="0f449ce3"/>
    </style:style>
    <style:style style:name="P102" style:family="paragraph" style:parent-style-name="Standard">
      <style:text-properties officeooo:paragraph-rsid="0f467e32"/>
    </style:style>
    <style:style style:name="P103" style:family="paragraph" style:parent-style-name="Standard">
      <style:text-properties officeooo:paragraph-rsid="0ef8a941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>
      <style:text-properties officeooo:paragraph-rsid="0daef67d"/>
    </style:style>
    <style:style style:name="P110" style:family="paragraph" style:parent-style-name="Standard">
      <style:text-properties officeooo:paragraph-rsid="0d1ec96e"/>
    </style:style>
    <style:style style:name="P111" style:family="paragraph" style:parent-style-name="Standard">
      <style:text-properties officeooo:paragraph-rsid="0f4d8759"/>
    </style:style>
    <style:style style:name="P112" style:family="paragraph" style:parent-style-name="Standard">
      <style:text-properties officeooo:paragraph-rsid="0f4eeba0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text-underline-style="none"/>
    </style:style>
    <style:style style:name="T224" style:family="text">
      <style:text-properties fo:color="#000000" loext:opacity="100%" style:text-line-through-style="none" style:text-line-through-type="none" style:text-underline-style="none" officeooo:rsid="01657261"/>
    </style:style>
    <style:style style:name="T225" style:family="text">
      <style:text-properties fo:color="#000000" loext:opacity="100%" style:text-line-through-style="none" style:text-line-through-type="none" style:text-underline-style="none" officeooo:rsid="0382ccb7"/>
    </style:style>
    <style:style style:name="T226" style:family="text">
      <style:text-properties fo:color="#000000" loext:opacity="100%" style:text-line-through-style="none" style:text-line-through-type="none" style:text-underline-style="none" officeooo:rsid="0f486fef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style:font-size-asian="12pt" style:font-size-complex="12pt"/>
    </style:style>
    <style:style style:name="T28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8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8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officeooo:rsid="047da547"/>
    </style:style>
    <style:style style:name="T34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2" style:family="text">
      <style:text-properties style:use-window-font-color="true" loext:opacity="0%" style:font-name="Liberation Sans" fo:font-size="12pt" style:font-size-asian="12pt" style:font-size-complex="12pt"/>
    </style:style>
    <style:style style:name="T363" style:family="text">
      <style:text-properties style:use-window-font-color="true" loext:opacity="0%" style:font-name="Liberation Sans" officeooo:rsid="0efd8e5c"/>
    </style:style>
    <style:style style:name="T364" style:family="text">
      <style:text-properties officeooo:rsid="04473353"/>
    </style:style>
    <style:style style:name="T36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8" style:family="text">
      <style:text-properties officeooo:rsid="0aace3cd"/>
    </style:style>
    <style:style style:name="T369" style:family="text">
      <style:text-properties fo:font-size="8pt" style:font-size-asian="8pt" style:font-size-complex="8pt" loext:padding="0.049cm" loext:border="0.31pt solid #000000"/>
    </style:style>
    <style:style style:name="T370" style:family="text">
      <style:text-properties officeooo:rsid="0e5635a7"/>
    </style:style>
    <style:style style:name="T371" style:family="text">
      <style:text-properties officeooo:rsid="0e56c5f4"/>
    </style:style>
    <style:style style:name="T372" style:family="text">
      <style:text-properties officeooo:rsid="0e80285f"/>
    </style:style>
    <style:style style:name="T373" style:family="text">
      <style:text-properties officeooo:rsid="0e838e2a"/>
    </style:style>
    <style:style style:name="T374" style:family="text">
      <style:text-properties officeooo:rsid="0e83c34e"/>
    </style:style>
    <style:style style:name="T37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7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8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fo:color="#808080" loext:opacity="100%" style:font-name="Liberation Sans" fo:font-size="12pt" style:font-size-asian="12pt" style:font-size-complex="12pt"/>
    </style:style>
    <style:style style:name="T39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3" style:family="text">
      <style:text-properties officeooo:rsid="0ee1abbb"/>
    </style:style>
    <style:style style:name="T3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7" style:family="text">
      <style:text-properties officeooo:rsid="0f0ca65a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officeooo:rsid="0f30ba38" style:font-weight-asian="bold" style:font-weight-complex="bold"/>
    </style:style>
    <style:style style:name="T400" style:family="text">
      <style:text-properties fo:font-weight="bold" officeooo:rsid="0f3c007b" style:font-weight-asian="bold" style:font-weight-complex="bold"/>
    </style:style>
    <style:style style:name="T401" style:family="text">
      <style:text-properties fo:font-weight="normal" officeooo:rsid="0f3d6513" style:font-weight-asian="normal" style:font-weight-complex="normal"/>
    </style:style>
    <style:style style:name="T402" style:family="text">
      <style:text-properties fo:font-weight="normal" officeooo:rsid="0fc0a9aa" style:font-weight-asian="normal" style:font-weight-complex="normal"/>
    </style:style>
    <style:style style:name="T403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4"><text:span text:style-name="Strong_20_Emphasis"><text:span text:style-name="T248">C</text:span></text:span><text:span text:style-name="Strong_20_Emphasis"><text:span text:style-name="T247">hecklist voor </text:span></text:span><text:span text:style-name="Strong_20_Emphasis"><text:span text:style-name="T249">de installatie</text:span></text:span><text:span text:style-name="Strong_20_Emphasis"><text:span text:style-name="T247"> van </text:span></text:span><text:span text:style-name="Strong_20_Emphasis"><text:span text:style-name="T247"><text:user-field-get text:name="Distro">Ubuntu</text:user-field-get></text:span></text:span><text:span text:style-name="Strong_20_Emphasis"><text:span text:style-name="T247"><text:s/></text:span></text:span><text:span text:style-name="Strong_20_Emphasis"><text:span text:style-name="T255"><text:user-field-get text:name="Version">22.04</text:user-field-get></text:span></text:span><text:span text:style-name="Strong_20_Emphasis"><text:span text:style-name="T251"><text:s/></text:span></text:span><text:span text:style-name="Strong_20_Emphasis"><text:span text:style-name="T252">LTS</text:span></text:span><text:span text:style-name="Strong_20_Emphasis"><text:span text:style-name="T252"><text:note text:id="ftn1" text:note-class="footnote"><text:note-citation>1</text:note-citation><text:note-body><text:p text:style-name="P92"><text:span text:style-name="T287">LTS</text:span><text:span text:style-name="T295"> </text:span><text:span text:style-name="T296">staat voor</text:span><text:span text:style-name="T294"> </text:span><text:span text:style-name="T287">Long-Term Support, langetermijnondersteuning, </text:span><text:span text:style-name="T297">en </text:span><text:span text:style-name="T298">d</text:span><text:span text:style-name="T297">eze </text:span><text:span text:style-name="Strong_20_Emphasis"><text:span text:style-name="T304"><text:user-field-get text:name="Distro">Ubuntu</text:user-field-get></text:span></text:span><text:span text:style-name="T297"><text:s/></text:span><text:span text:style-name="T305"><text:user-field-get text:name="Version">22.04</text:user-field-get></text:span><text:span text:style-name="T305"><text:s/></text:span><text:span text:style-name="T297">LTS </text:span><text:span text:style-name="T299">(codenaam </text:span><text:span text:style-name="T302">J</text:span><text:span text:style-name="T394">ammy Jellyfish</text:span><text:span text:style-name="T299">) </text:span><text:span text:style-name="T296">van</text:span><text:span text:style-name="T293"> </text:span><text:span text:style-name="T291">april</text:span><text:span text:style-name="T289"> </text:span><text:span text:style-name="Strong_20_Emphasis"><text:span text:style-name="T172"><text:user-field-get style:data-style-name="N0" text:name="Releaseyear">2022</text:user-field-get></text:span></text:span><text:span text:style-name="T291"><text:s/></text:span><text:span text:style-name="T287">wordt </text:span><text:span text:style-name="T288">vijf</text:span><text:span text:style-name="T287"> jaar onder</text:span><text:span text:style-name="T303">steund</text:span><text:span text:style-name="T292"> </text:span><text:span text:style-name="T287">tot </text:span><text:span text:style-name="T291">april</text:span><text:span text:style-name="T286"> </text:span><text:span text:style-name="T287">202</text:span><text:span text:style-name="T291">7</text:span><text:span text:style-name="T290">.</text:span></text:p></text:note-body></text:note></text:span></text:span><text:span text:style-name="Strong_20_Emphasis"><text:span text:style-name="T253"> </text:span></text:span><text:span text:style-name="Strong_20_Emphasis"><text:span text:style-name="T254"><text:user-field-get text:name="Edition">desktop</text:user-field-get></text:span></text:span><text:span text:style-name="Strong_20_Emphasis"><text:span text:style-name="T250">.</text:span></text:span></text:p>
      <text:p text:style-name="P11"/>
      <text:p text:style-name="P78"><text:span text:style-name="T40">Kijk op</text:span><text:span text:style-name="T247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7"> </text:span><text:span text:style-name="T339">voor</text:span><text:span text:style-name="T340"> </text:span><text:span text:style-name="T341">deze en andere </text:span><text:span text:style-name="T342">Linux documenten</text:span><text:span text:style-name="T65">, scripts, </text:span><text:span text:style-name="T66">en informatie</text:span><text:span text:style-name="T65">.</text:span></text:p>
      <text:p text:style-name="P12"/>
      <text:p text:style-name="P49"><text:span text:style-name="T34">D</text:span><text:span text:style-name="T33">it is een invulbare PD</text:span><text:span text:style-name="T35">F</text:span><text:span text:style-name="T33"> met </text:span><text:span text:style-name="Strong_20_Emphasis"><text:span text:style-name="T75">tekst</text:span></text:span><text:span text:style-name="T33">- en</text:span><text:span text:style-name="Strong_20_Emphasis"><text:span text:style-name="T74"> </text:span></text:span><text:span text:style-name="Strong_20_Emphasis"><text:span text:style-name="T122"><draw:control text:anchor-type="as-char" draw:z-index="20" draw:name="Vorm3_ 1" draw:style-name="gr1" draw:text-style-name="P113" svg:width="0.35cm" svg:height="0.35cm" draw:control="control21"/></text:span></text:span><text:span text:style-name="T33"><text:s/>keuzevakken; </text:span><text:span text:style-name="T36">a</text:span><text:span text:style-name="T33">fdrukken is niet noodzakelijk.</text:span></text:p>
      <text:p text:style-name="P13"/>
      <text:p text:style-name="P20"><text:span text:style-name="T22">Vul </text:span><text:span text:style-name="T21">achter</text:span><text:span text:style-name="T16"> de </text:span><text:span text:style-name="Definition"><text:span text:style-name="T397">ONDERSTREEPTE</text:span></text:span><text:span text:style-name="T1"> </text:span><text:span text:style-name="T17">woorden</text:span><text:span text:style-name="T16"> het</text:span><text:span text:style-name="Strong_20_Emphasis"><text:span text:style-name="T321"> </text:span></text:span><text:span text:style-name="Strong_20_Emphasis"><text:span text:style-name="T322">tekstvak</text:span></text:span><text:span text:style-name="T17"> </text:span><text:span text:style-name="T22">in,</text:span><text:span text:style-name="T17"> </text:span><text:span text:style-name="T343">zie </text:span><text:span text:style-name="T363">[</text:span><text:span text:style-name="T343">toelichting</text:span><text:span text:style-name="T363">]</text:span><text:span text:style-name="T17">:</text:span></text:p>
      <text:p text:style-name="P2"><text:span text:style-name="Definition"><text:span text:style-name="T26">GEBRUIKER</text:span></text:span><text:span text:style-name="T348"><text:tab/><text:tab/></text:span><text:span text:style-name="T362"> <text:tab/><text:tab/></text:span><text:span text:style-name="T349"><draw:control text:anchor-type="as-char" svg:y="-0.429cm" draw:z-index="8" draw:name="Gebruiker" draw:style-name="gr2" draw:text-style-name="P114" svg:width="6.002cm" svg:height="0.6cm" draw:control="control9"><svg:title>Gebruiker</svg:title><svg:desc>Volledige naam, bijv. Jan Stek</svg:desc></draw:control></text:span><text:span text:style-name="T349"><text:tab/></text:span><text:span text:style-name="T350">[</text:span><text:span text:style-name="T346">volledige naam, bijv. </text:span><text:span text:style-name="T347">J</text:span><text:span text:style-name="T360">a</text:span><text:span text:style-name="T347">n </text:span><text:span text:style-name="T360">Jansen</text:span><text:span text:style-name="T361">]</text:span></text:p>
      <text:p text:style-name="P93"><text:span text:style-name="Definition"><text:span text:style-name="T345">g</text:span></text:span><text:span text:style-name="Definition">ebruikersnaam</text:span><text:span text:style-name="T344"><text:tab/></text:span><text:span text:style-name="T344"><draw:control text:anchor-type="as-char" svg:y="-0.429cm" draw:z-index="19" draw:name="Gberuikersnaam 2" draw:style-name="gr2" draw:text-style-name="P114" svg:width="6.002cm" svg:height="0.6cm" draw:control="control20"><svg:title>Gebruikersnaam</svg:title><svg:desc>Korte naam, bijv. jan</svg:desc></draw:control></text:span><text:span text:style-name="T344"><text:tab/></text:span><text:span text:style-name="T9">[</text:span><text:span text:style-name="T8">korte naam, bijv. </text:span><text:span text:style-name="T261">j</text:span><text:span text:style-name="T262">a</text:span><text:span text:style-name="T261">n</text:span><text:span text:style-name="T263">]</text:span></text:p>
      <text:p text:style-name="P7"><text:span text:style-name="Definition">COMPUTERNAAM</text:span><text:span text:style-name="T351"><text:tab/><text:tab/></text:span><draw:control text:anchor-type="as-char" svg:y="-0.429cm" draw:z-index="9" draw:name="Computernaam" draw:style-name="gr2" draw:text-style-name="P114" svg:width="6.002cm" svg:height="0.6cm" draw:control="control10"><svg:title>Computernaam</svg:title><svg:desc>Unieke naam van de computer</svg:desc></draw:control><text:tab/><text:span text:style-name="T357">[</text:span><text:span text:style-name="T353">naam van de compute</text:span><text:span text:style-name="T354">r, </text:span><text:span text:style-name="T355">bijv. </text:span><text:span text:style-name="T356">pc02</text:span><text:span text:style-name="T357">]</text:span></text:p>
      <text:p text:style-name="P1"><text:span text:style-name="Definition">OPSTARTMEnU</text:span><text:span text:style-name="T349"><text:tab/><text:tab/><text:tab/></text:span><text:span text:style-name="T349"><draw:control text:anchor-type="as-char" svg:y="-0.429cm" draw:z-index="10" draw:name="Opstartmenu" draw:style-name="gr2" draw:text-style-name="P114" svg:width="6.002cm" svg:height="0.6cm" draw:control="control11"><svg:title>Opstartmenu</svg:title><svg:desc>Toets voor het opstartmenu ("bootmenu")</svg:desc></draw:control></text:span><text:span text:style-name="T349"><text:tab/></text:span><text:span text:style-name="T357">[</text:span><text:span text:style-name="T353">to</text:span><text:span text:style-name="T358">ets voor het opstartmedium</text:span><text:span text:style-name="T359">]</text:span></text:p>
      <text:p text:style-name="P6"><text:span text:style-name="Definition"><text:span text:style-name="T352">INSTELLINGE</text:span></text:span><text:span text:style-name="Definition">N</text:span><text:span text:style-name="T352"> <text:tab/><text:tab/><text:tab/></text:span><text:span text:style-name="T352"><draw:control text:anchor-type="as-char" svg:y="-0.429cm" draw:z-index="7" draw:name="Instellingen" draw:style-name="gr2" draw:text-style-name="P114" svg:width="6.002cm" svg:height="0.6cm" draw:control="control8"><svg:title>Instellingen</svg:title><svg:desc>Toets voor het BIOS/UEFI-scherm ("setup")</svg:desc></draw:control></text:span><text:span text:style-name="T352"><text:tab/></text:span><text:span text:style-name="T357">[</text:span><text:span text:style-name="T353">toets voor het UEFI-BIOS-scherm</text:span><text:span text:style-name="T357">]</text:span></text:p>
      <text:p text:style-name="P3"><text:span text:style-name="Definition"><text:span text:style-name="T383">GEBRUIKER2</text:span></text:span><text:span text:style-name="T388"><text:tab/></text:span><text:span text:style-name="T390"> <text:tab/><text:tab/></text:span><text:span text:style-name="T375"><draw:control text:anchor-type="as-char" svg:y="-0.429cm" draw:z-index="15" draw:name="Gebruiker 1" draw:style-name="gr2" draw:text-style-name="P114" svg:width="6.002cm" svg:height="0.6cm" draw:control="control16"><svg:title>Gebruiker</svg:title><svg:desc>Volledige naam, bijv. Jan Stek</svg:desc></draw:control></text:span><text:span text:style-name="T375"><text:tab/></text:span><text:span text:style-name="T376">[</text:span><text:span text:style-name="T377">volledige naam </text:span><text:span text:style-name="T378">evt. 2</text:span><text:span text:style-name="T391">e</text:span><text:span text:style-name="T378"> gebruiker</text:span><text:span text:style-name="T379">]</text:span></text:p>
      <text:p text:style-name="P79"><text:span text:style-name="Definition"><text:span text:style-name="T383">GEBRUIKERSN</text:span></text:span><text:span text:style-name="Definition"><text:span text:style-name="T384">aa</text:span></text:span><text:span text:style-name="Definition"><text:span text:style-name="T383">M2</text:span></text:span><text:span text:style-name="Definition"><text:span text:style-name="T389"><text:tab/></text:span></text:span><text:span text:style-name="T380"><draw:control text:anchor-type="as-char" svg:y="-0.429cm" draw:z-index="16" draw:name="Gberuikersnaam 1" draw:style-name="gr2" draw:text-style-name="P114" svg:width="6.002cm" svg:height="0.6cm" draw:control="control17"><svg:title>Gebruikersnaam</svg:title><svg:desc>Korte naam, bijv. jan</svg:desc></draw:control></text:span><text:span text:style-name="T380"><text:tab/></text:span><text:span text:style-name="T382">[</text:span><text:span text:style-name="T381">korte naam</text:span><text:span text:style-name="T385"> </text:span><text:span text:style-name="T386">evt. 2</text:span><text:span text:style-name="T392">e</text:span><text:span text:style-name="T386"> gebruiker</text:span><text:span text:style-name="T387">]</text:span></text:p>
      <text:p text:style-name="P8"><text:span text:style-name="T264">Vervang </text:span><text:span text:style-name="T271">de</text:span><text:span text:style-name="T264"> </text:span><text:span text:style-name="Definition"><text:span text:style-name="T28">ONDERSTREEPTE</text:span></text:span><text:span text:style-name="T264"> </text:span><text:span text:style-name="T265">woorden </text:span><text:span text:style-name="T264">in deze checklist door </text:span><text:span text:style-name="T271">d</text:span><text:span text:style-name="T272">i</text:span><text:span text:style-name="T271">e </text:span><text:span text:style-name="T270">in </text:span><text:span text:style-name="T272">het</text:span><text:span text:style-name="Strong_20_Emphasis"><text:span text:style-name="T92"> </text:span></text:span><text:span text:style-name="Strong_20_Emphasis"><text:span text:style-name="T116">tekstvak</text:span></text:span><text:span text:style-name="T264">.</text:span></text:p>
      <text:p text:style-name="P5"/>
      <text:p text:style-name="P5"/>
      <text:p text:style-name="P4"><text:span text:style-name="T276">Nog niet op Linux?</text:span><text:span text:style-name="T266"><text:tab/></text:span><text:span text:style-name="T273"><text:tab/></text:span><text:span text:style-name="T274">G</text:span><text:span text:style-name="T267">ebruik </text:span><text:span text:style-name="Strong_20_Emphasis"><text:span text:style-name="T277">Checklist migratie</text:span></text:span><text:span text:style-name="T26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8"> onder </text:span><text:span text:style-name="T275">Linux</text:span><text:span text:style-name="T269">.</text:span></text:p>
      <text:p text:style-name="P48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1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30"/>
      <text:p text:style-name="P30"/>
      <text:list xml:id="list2111722652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3"><text:span text:style-name="Strong_20_Emphasis"><text:span text:style-name="T72"><text:s/></text:span></text:span><text:span text:style-name="Strong_20_Emphasis"><text:span text:style-name="T121"><draw:control text:anchor-type="as-char" draw:z-index="13" draw:name="Vorm3_0" draw:style-name="gr1" draw:text-style-name="P11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2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5"><text:span text:style-name="User_20_Entry"><text:span text:style-name="T171">E</text:span></text:span><text:span text:style-name="User_20_Entry"><text:span text:style-name="T216">v</text:span></text:span><text:span text:style-name="User_20_Entry"><text:span text:style-name="T217">en</text:span></text:span><text:span text:style-name="User_20_Entry"><text:span text:style-name="T219">t</text:span></text:span><text:span text:style-name="User_20_Entry"><text:span text:style-name="T220">uele </text:span></text:span><text:span text:style-name="User_20_Entry"><text:span text:style-name="T221">extra </text:span></text:span><text:span text:style-name="Definition"><text:span text:style-name="T395">gebruiker</text:span></text:span><text:span text:style-name="User_20_Entry"><text:span text:style-name="T205">s</text:span></text:span><text:span text:style-name="User_20_Entry"><text:span text:style-name="T221"> aanmelden </text:span></text:span><text:span text:style-name="User_20_Entry"><text:span text:style-name="T222">en dezelfde stappen uitvoeren</text:span></text:span><text:span text:style-name="User_20_Entry"><text:span text:style-name="T218">.</text:span></text:span></text:p></text:note-body></text:note>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7"><text:s/></text:span></text:span><text:span text:style-name="Strong_20_Emphasis"><text:span text:style-name="T124"><draw:control text:anchor-type="as-char" draw:z-index="0" draw:name="Vorm4" draw:style-name="gr1" draw:text-style-name="P11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7">Installeer </text:span></text:span><text:span text:style-name="Strong_20_Emphasis"><text:span text:style-name="T115">pakket kz</text:span></text:span><text:span text:style-name="Strong_20_Emphasis"><text:span text:style-name="T115"><text:note text:id="ftn3" text:note-class="footnote"><text:note-citation>3</text:note-citation><text:note-body><text:p text:style-name="P87"><text:span text:style-name="T373">Debian-</text:span><text:span text:style-name="T374">p</text:span>akket kz plaatst documenten en scripts van Karel Zimmer <text:span text:style-name="T372">(zie </text:span><text:a xlink:type="simple" xlink:href="https://karelzimmer.nl/" text:style-name="Internet_20_link" text:visited-style-name="Visited_20_Internet_20_Link"><text:span text:style-name="Strong_20_Emphasis"><text:span text:style-name="T365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115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9"><text:span text:style-name="Strong_20_Emphasis"><text:span text:style-name="T118">D</text:span></text:span><text:span text:style-name="Strong_20_Emphasis"><text:span text:style-name="T92">ruk op de </text:span></text:span><text:span text:style-name="Strong_20_Emphasis"><text:span text:style-name="T89">Super</text:span></text:span><text:span text:style-name="Strong_20_Emphasis"><text:span text:style-name="T92">-toets</text:span></text:span><text:span text:style-name="Strong_20_Emphasis"><text:span text:style-name="T38"><text:note text:id="ftn4" text:note-class="footnote"><text:note-citation>4</text:note-citation><text:note-body><text:p text:style-name="P91"><text:span text:style-name="T230">D</text:span>e <text:span text:style-name="T369">Super</text:span>-toets <text:span text:style-name="T300">is de Windows-toets, Command-toets </text:span><text:span text:style-name="T301">(Apple)</text:span><text:span text:style-name="T300">, of Vergrootglas-toets </text:span><text:span text:style-name="T301">(Chromebook)</text:span><text:span text:style-name="T300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40">ter</text:span></text:span><text:span text:style-name="Strong_20_Emphasis"><text:span text:style-name="T141">m</text:span></text:span><text:span text:style-name="Strong_20_Emphasis"><text:span text:style-name="T80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42">Terminalvenster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68"><text:span text:style-name="Strong_20_Emphasis"><text:span text:style-name="T77"/></text:span></text:p>
          </table:table-cell>
          <table:table-cell table:style-name="_31_._5f_Installatie_5f_voorbereiden.A1" office:value-type="string">
            <text:p text:style-name="P62"><text:span text:style-name="T3">Typ</text:span><text:span text:style-name="Strong_20_Emphasis"><text:span text:style-name="T81">, of </text:span></text:span><text:span text:style-name="Strong_20_Emphasis"><text:span text:style-name="T80">kopieer en plak, de</text:span></text:span><text:span text:style-name="Strong_20_Emphasis"><text:span text:style-name="T82">z</text:span></text:span><text:span text:style-name="Strong_20_Emphasis"><text:span text:style-name="T80">e </text:span></text:span><text:span text:style-name="Strong_20_Emphasis"><text:span text:style-name="T83">twee </text:span></text:span><text:span text:style-name="Strong_20_Emphasis"><text:span text:style-name="T80">opdrachten, ieder gevolgd door de </text:span></text:span><text:span text:style-name="Strong_20_Emphasis"><text:span text:style-name="T79">Enter</text:span></text:span><text:span text:style-name="Strong_20_Emphasis"><text:span text:style-name="T7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11"><text:span text:style-name="User_20_Entry"><text:span text:style-name="T31">wget karelzimmer.nl/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11"><text:span text:style-name="User_20_Entry"><text:span text:style-name="T31"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71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7"><text:s/></text:span></text:span><text:span text:style-name="Strong_20_Emphasis"><text:span text:style-name="Strong_20_Emphasis"><text:span text:style-name="T124"><draw:control text:anchor-type="as-char" draw:z-index="1" draw:name="Vorm6" draw:style-name="gr1" draw:text-style-name="P11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8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100"><text:span text:style-name="Strong_20_Emphasis"><text:span text:style-name="T118">D</text:span></text:span><text:span text:style-name="Strong_20_Emphasis"><text:span text:style-name="T87">ruk </text:span></text:span><text:span text:style-name="Strong_20_Emphasis"><text:span text:style-name="T88">op de </text:span></text:span><text:span text:style-name="Strong_20_Emphasis"><text:span text:style-name="T89">Super</text:span></text:span><text:span text:style-name="Strong_20_Emphasis"><text:span text:style-name="T88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86">, </text:span></text:span><text:span text:style-name="Strong_20_Emphasis"><text:span text:style-name="T90">t</text:span></text:span><text:span text:style-name="Strong_20_Emphasis"><text:span text:style-name="T91">yp </text:span></text:span><text:span text:style-name="Strong_20_Emphasis"><text:span text:style-name="T136">men</text:span></text:span><text:span text:style-name="Strong_20_Emphasis"><text:span text:style-name="T137">u</text:span></text:span><text:span text:style-name="Strong_20_Emphasis"><text:span text:style-name="T92"> </text:span></text:span><text:span text:style-name="Strong_20_Emphasis"><text:span text:style-name="T93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</text:span></text:span><text:span text:style-name="Strong_20_Emphasis"><text:span text:style-name="T125"> </text:span></text:span><text:span text:style-name="Strong_20_Emphasis"><text:span text:style-name="T157">Installatiem</text:span></text:span><text:span text:style-name="Strong_20_Emphasis"><text:span text:style-name="T158">enu</text:span></text:span><text:span text:style-name="Strong_20_Emphasis"><text:span text:style-name="T88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77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95">K</text:span></text:span><text:span text:style-name="Strong_20_Emphasis"><text:span text:style-name="T96">ie</text:span></text:span><text:span text:style-name="Strong_20_Emphasis"><text:span text:style-name="T97">s</text:span></text:span><text:span text:style-name="Strong_20_Emphasis"><text:span text:style-name="T85"> </text:span></text:span><text:span text:style-name="Strong_20_Emphasis"><text:span text:style-name="T159">1</text:span></text:span><text:span text:style-name="Strong_20_Emphasis"><text:span text:style-name="T160"> </text:span></text:span><text:span text:style-name="Strong_20_Emphasis"><text:span text:style-name="T161">In</text:span></text:span><text:span text:style-name="Strong_20_Emphasis"><text:span text:style-name="T148">stallatie voorbereiden</text:span></text:span><text:span text:style-name="Strong_20_Emphasis"><text:span text:style-name="T98"> </text:span></text:span><text:span text:style-name="Strong_20_Emphasis"><text:span text:style-name="T84">en </text:span></text:span><text:span text:style-name="Strong_20_Emphasis"><text:span text:style-name="T117">klik op </text:span></text:span><text:span text:style-name="Strong_20_Emphasis"><text:span text:style-name="T143">Verder</text:span></text:span><text:span text:style-name="Strong_20_Emphasis"><text:span text:style-name="T117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3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</table:table>
      <text:p text:style-name="P15"/>
      <text:list xml:id="list132758436453593" text:continue-numbering="true" text:style-name="L1">
        <text:list-item>
          <text:p text:style-name="P10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0"><text:span text:style-name="Strong_20_Emphasis"><text:span text:style-name="T77"><text:s/></text:span></text:span><text:span text:style-name="Strong_20_Emphasis"><text:span text:style-name="T124"><draw:control text:anchor-type="as-char" draw:z-index="2" draw:name="Vorm9" draw:style-name="gr1" draw:text-style-name="P11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3"><text:span text:style-name="T280">Start de computer op vanaf </text:span><text:span text:style-name="T284">een </text:span><text:span text:style-name="Strong_20_Emphasis"><text:span text:style-name="T259"><text:user-field-get text:name="Distro">Ubuntu</text:user-field-get></text:span></text:span><text:span text:style-name="T279"><text:s/></text:span><text:span text:style-name="T260"><text:user-field-get text:name="Version">22.04</text:user-field-get></text:span><text:span text:style-name="T167"><text:s/>Live</text:span><text:span text:style-name="T167"><text:note text:id="ftn5" text:note-class="footnote"><text:note-citation>1</text:note-citation><text:note-body><text:p text:style-name="P90"><text:span text:style-name="T364">Vanaf ee</text:span>n Live <text:span text:style-name="T393">usb</text:span><text:span text:style-name="T368">-stick </text:span><text:span text:style-name="T370">(</text:span><text:span text:style-name="T368">of </text:span><text:span text:style-name="T371">dvd</text:span><text:span text:style-name="T370">)</text:span><text:span text:style-name="T24"> </text:span>kunt <text:span text:style-name="T364">u opstarten en</text:span> <text:span text:style-name="T18">met </text:span><text:span text:style-name="Strong_20_Emphasis"><text:span text:style-name="T304"><text:user-field-get text:name="Distro">Ubuntu</text:user-field-get></text:span></text:span><text:span text:style-name="Strong_20_Emphasis"><text:span text:style-name="T304"><text:s/></text:span></text:span>werken zonder deze te installeren.</text:p></text:note-body></text:note></text:span><text:span text:style-name="T167"> </text:span><text:span text:style-name="T168">usb</text:span><text:span text:style-name="T169">-stick</text:span><text:span text:style-name="T169"><text:note text:id="ftn6" text:note-class="footnote"><text:note-citation>2</text:note-citation><text:note-body><text:p text:style-name="P85"><text:span text:style-name="Strong_20_Emphasis"><text:span text:style-name="T173">Download </text:span></text:span><text:span text:style-name="Strong_20_Emphasis"><text:span text:style-name="T174">een </text:span></text:span><text:span text:style-name="Strong_20_Emphasis"><text:span text:style-name="T175">cd</text:span></text:span><text:span text:style-name="Strong_20_Emphasis"><text:span text:style-name="T201">-beeldbestand</text:span></text:span><text:span text:style-name="Strong_20_Emphasis"><text:span text:style-name="T176"> </text:span></text:span><text:span text:style-name="Strong_20_Emphasis"><text:span text:style-name="T177">(.iso) </text:span></text:span><text:span text:style-name="Strong_20_Emphasis"><text:span text:style-name="T176">vanaf </text:span></text:span><text:a xlink:type="simple" xlink:href="https://nl.releases.ubuntu.com/" text:style-name="Internet_20_link" text:visited-style-name="Visited_20_Internet_20_Link"><text:span text:style-name="Strong_20_Emphasis"><text:span text:style-name="T366">nl.releases.ubuntu.com</text:span></text:span></text:a><text:span text:style-name="Strong_20_Emphasis"><text:span text:style-name="T176">, </text:span></text:span><text:span text:style-name="Strong_20_Emphasis"><text:span text:style-name="T178">klik op</text:span></text:span><text:span text:style-name="Strong_20_Emphasis"><text:span text:style-name="T179"> </text:span></text:span><text:span text:style-name="Strong_20_Emphasis"><text:span text:style-name="T207">Ubuntu 2</text:span></text:span><text:span text:style-name="Strong_20_Emphasis"><text:span text:style-name="T208">2</text:span></text:span><text:span text:style-name="Strong_20_Emphasis"><text:span text:style-name="T207">.04 LTS (Jammy Jellyfish)</text:span></text:span><text:span text:style-name="Strong_20_Emphasis"><text:span text:style-name="T179">, </text:span></text:span><text:span text:style-name="Strong_20_Emphasis"><text:span text:style-name="T180">en </text:span></text:span><text:span text:style-name="Strong_20_Emphasis"><text:span text:style-name="T178">klik </text:span></text:span><text:span text:style-name="Strong_20_Emphasis"><text:span text:style-name="T180">vervolgens </text:span></text:span><text:span text:style-name="Strong_20_Emphasis"><text:span text:style-name="T181">achter</text:span></text:span><text:span text:style-name="Strong_20_Emphasis"><text:span text:style-name="T180"> </text:span></text:span><text:span text:style-name="Strong_20_Emphasis"><text:span text:style-name="T209">Desktop image</text:span></text:span><text:span text:style-name="Strong_20_Emphasis"><text:span text:style-name="T180"> </text:span></text:span><text:span text:style-name="Strong_20_Emphasis"><text:span text:style-name="T181">op </text:span></text:span><text:span text:style-name="Strong_20_Emphasis"><text:span text:style-name="T206">64-bit PC (AMD64) desktop image</text:span></text:span><text:span text:style-name="Strong_20_Emphasis"><text:span text:style-name="T204">.</text:span></text:span><text:span text:style-name="Strong_20_Emphasis"><text:span text:style-name="T180"><text:line-break/></text:span></text:span><text:span text:style-name="Strong_20_Emphasis"><text:span text:style-name="T178">P</text:span></text:span><text:span text:style-name="Strong_20_Emphasis"><text:span text:style-name="T173">laats </text:span></text:span><text:span text:style-name="Strong_20_Emphasis"><text:span text:style-name="T174">een </text:span></text:span><text:span text:style-name="Strong_20_Emphasis"><text:span text:style-name="T175">usb</text:span></text:span><text:span text:style-name="Strong_20_Emphasis"><text:span text:style-name="T174">-stick </text:span></text:span><text:span text:style-name="Strong_20_Emphasis"><text:span text:style-name="T202">va</text:span></text:span><text:span text:style-name="Strong_20_Emphasis"><text:span text:style-name="T182">n </text:span></text:span><text:span text:style-name="Strong_20_Emphasis"><text:span text:style-name="T183">min</text:span></text:span><text:span text:style-name="Strong_20_Emphasis"><text:span text:style-name="T184">imaal</text:span></text:span><text:span text:style-name="Strong_20_Emphasis"><text:span text:style-name="T183"> </text:span></text:span><text:span text:style-name="Strong_20_Emphasis"><text:span text:style-name="T185">4</text:span></text:span><text:span text:style-name="Strong_20_Emphasis"><text:span text:style-name="T183"> GB. <text:line-break/></text:span></text:span><text:span text:style-name="Strong_20_Emphasis"><text:span text:style-name="T203">Zoek</text:span></text:span><text:span text:style-name="Strong_20_Emphasis"><text:span text:style-name="T183"> </text:span></text:span><text:span text:style-name="Strong_20_Emphasis"><text:span text:style-name="T210">s</text:span></text:span><text:span text:style-name="Strong_20_Emphasis"><text:span text:style-name="T211">ch</text:span></text:span><text:span text:style-name="Strong_20_Emphasis"><text:span text:style-name="T183"> en klik op het pictogram van</text:span></text:span><text:span text:style-name="Strong_20_Emphasis"><text:span text:style-name="T186"> </text:span></text:span><text:span text:style-name="Strong_20_Emphasis"><text:span text:style-name="T213">Schijven</text:span></text:span><text:span text:style-name="Strong_20_Emphasis"><text:span text:style-name="T187">. Selecteer de </text:span></text:span><text:span text:style-name="Strong_20_Emphasis"><text:span text:style-name="T188">usb</text:span></text:span><text:span text:style-name="Strong_20_Emphasis"><text:span text:style-name="T187">-stick in de lijst van schijven aan de linkerkant en klik rechtsboven op </text:span></text:span><text:span text:style-name="Strong_20_Emphasis"><text:span text:style-name="T212">Schijfinstellingen</text:span></text:span><text:span text:style-name="Strong_20_Emphasis"><text:span text:style-name="T187"> </text:span></text:span><text:span text:style-name="Strong_20_Emphasis"><text:span text:style-name="T212">⋮</text:span></text:span><text:span text:style-name="Strong_20_Emphasis"><text:span text:style-name="T187"> (icoontje met de drie puntjes).</text:span></text:span></text:p><text:p text:style-name="P81"><text:span text:style-name="Strong_20_Emphasis"><text:span text:style-name="T187"><text:tab/>Kies </text:span></text:span><text:span text:style-name="Strong_20_Emphasis"><text:span text:style-name="T212">Schijfkopie terugzetten</text:span></text:span><text:span text:style-name="Strong_20_Emphasis"><text:span text:style-name="T187"> en selecteer </text:span></text:span><text:span text:style-name="Strong_20_Emphasis"><text:span text:style-name="T189">het net</text:span></text:span><text:span text:style-name="Strong_20_Emphasis"><text:span text:style-name="T190"> gedownloade </text:span></text:span><text:span text:style-name="Strong_20_Emphasis"><text:span text:style-name="T191">cd</text:span></text:span><text:span text:style-name="T19">-beeldbestand </text:span><text:span text:style-name="T20">(.iso)</text:span><text:span text:style-name="Strong_20_Emphasis"><text:span text:style-name="T190">.</text:span></text:span></text:p><text:p text:style-name="P84"><text:span text:style-name="Strong_20_Emphasis"><text:span text:style-name="T187"><text:tab/>Klik op </text:span></text:span><text:span text:style-name="Strong_20_Emphasis"><text:span text:style-name="T212">Terugzetten starten</text:span></text:span><text:span text:style-name="Strong_20_Emphasis"><text:span text:style-name="T187"> en vervolgens op </text:span></text:span><text:span text:style-name="Strong_20_Emphasis"><text:span text:style-name="T212">Terugzetten</text:span></text:span><text:span text:style-name="Strong_20_Emphasis"><text:span text:style-name="T192">.<text:line-break/></text:span></text:span><text:span text:style-name="Strong_20_Emphasis"><text:span text:style-name="T193">O</text:span></text:span><text:span text:style-name="Strong_20_Emphasis"><text:span text:style-name="T174">f </text:span></text:span><text:span text:style-name="Strong_20_Emphasis"><text:span text:style-name="T194">gebruik </text:span></text:span><text:span text:style-name="Strong_20_Emphasis"><text:span text:style-name="T195">het programma </text:span></text:span><text:span text:style-name="Strong_20_Emphasis"><text:span text:style-name="T214">Etche</text:span></text:span><text:span text:style-name="Strong_20_Emphasis"><text:span text:style-name="T215">r</text:span></text:span><text:span text:style-name="Strong_20_Emphasis"><text:span text:style-name="T195"> </text:span></text:span><text:span text:style-name="Strong_20_Emphasis"><text:span text:style-name="T196">(</text:span></text:span><text:a xlink:type="simple" xlink:href="https://www.balena.io/etcher/" text:style-name="Internet_20_link" text:visited-style-name="Visited_20_Internet_20_Link"><text:span text:style-name="Strong_20_Emphasis"><text:span text:style-name="T367">etcher.io</text:span></text:span></text:a><text:span text:style-name="Strong_20_Emphasis"><text:span text:style-name="T196">) </text:span></text:span><text:span text:style-name="Strong_20_Emphasis"><text:span text:style-name="T197">dat </text:span></text:span><text:span text:style-name="Strong_20_Emphasis"><text:span text:style-name="T174">beschikbaar </text:span></text:span><text:span text:style-name="Strong_20_Emphasis"><text:span text:style-name="T197">is </text:span></text:span><text:span text:style-name="Strong_20_Emphasis"><text:span text:style-name="T174">voor </text:span></text:span><text:span text:style-name="Strong_20_Emphasis"><text:span text:style-name="T187">Windows, </text:span></text:span><text:span text:style-name="Strong_20_Emphasis"><text:span text:style-name="T198">mac</text:span></text:span><text:span text:style-name="Strong_20_Emphasis"><text:span text:style-name="T199">OS</text:span></text:span><text:span text:style-name="Strong_20_Emphasis"><text:span text:style-name="T195">, </text:span></text:span><text:span text:style-name="Strong_20_Emphasis"><text:span text:style-name="T196">en </text:span></text:span><text:span text:style-name="Strong_20_Emphasis"><text:span text:style-name="T195">Linux</text:span></text:span><text:span text:style-name="Strong_20_Emphasis"><text:span text:style-name="T200">.</text:span></text:span></text:p></text:note-body></text:note></text:span><text:span text:style-name="T167"> </text:span><text:span text:style-name="T170">of dvd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47"><text:span text:style-name="T224">Opstart/</text:span><text:span text:style-name="T225">bootmenu</text:span><text:span text:style-name="T224"> </text:span><text:span text:style-name="T223">via </text:span><text:span text:style-name="Definition"><text:span text:style-name="T403">opstartmenu</text:span></text:span><text:span text:style-name="T223"> </text:span><text:span text:style-name="T226">en</text:span><text:span text:style-name="T223"> </text:span><text:span text:style-name="T224">instellingen/</text:span><text:span text:style-name="T225">setup</text:span><text:span text:style-name="T223"> via </text:span><text:span text:style-name="Definition"><text:span text:style-name="T6">instellingen</text:span>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77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71">D</text:span></text:span><text:span text:style-name="Strong_20_Emphasis"><text:span text:style-name="T41">ruk op </text:span></text:span><text:span text:style-name="Strong_20_Emphasis"><text:span text:style-name="T42">de </text:span></text:span><text:span text:style-name="Strong_20_Emphasis"><text:span text:style-name="T43">Enter</text:span></text:span><text:span text:style-name="Strong_20_Emphasis"><text:span text:style-name="T42">-toets </text:span></text:span><text:span text:style-name="Strong_20_Emphasis"><text:span text:style-name="T71">(</text:span></text:span><text:span text:style-name="Strong_20_Emphasis"><text:span text:style-name="T147">Try or Install Ubuntu</text:span></text:span><text:span text:style-name="Strong_20_Emphasis"><text:span text:style-name="T70"> </text:span></text:span><text:span text:style-name="Strong_20_Emphasis"><text:span text:style-name="T71">is reeds geselecteerd)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1"><text:span text:style-name="T281">Kies</text:span><text:span text:style-name="T282"> </text:span><text:span text:style-name="T285">Nederlands</text:span><text:span text:style-name="T282"> en klik</text:span><text:span text:style-name="T283"> </text:span><text:span text:style-name="T282">op</text:span><text:span text:style-name="T281"> </text:span><text:span text:style-name="T278">Ubuntu installeren</text:span><text:span text:style-name="T281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><text:span text:style-name="Strong_20_Emphasis"><text:span text:style-name="T67">V</text:span></text:span><text:span text:style-name="Strong_20_Emphasis"><text:span text:style-name="T63">olg de aanwijzingen </text:span></text:span><text:span text:style-name="Strong_20_Emphasis"><text:span text:style-name="T68">op de schermen</text:span></text:span><text:span text:style-name="Strong_20_Emphasis"><text:span text:style-name="T134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77"><draw:control text:anchor-type="as-char" draw:z-index="17" draw:name="Vorm12" draw:style-name="gr1" draw:text-style-name="P11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4">Als </text:span></text:span><text:span text:style-name="Strong_20_Emphasis"><text:span text:style-name="T45">het </text:span></text:span><text:span text:style-name="Strong_20_Emphasis"><text:span text:style-name="T46">het scherm </text:span></text:span><text:span text:style-name="Strong_20_Emphasis"><text:span text:style-name="T153">Draadloos</text:span></text:span><text:span text:style-name="Strong_20_Emphasis"><text:span text:style-name="T46"> </text:span></text:span><text:span text:style-name="Strong_20_Emphasis"><text:span text:style-name="T45">verschijnt, </text:span></text:span><text:span text:style-name="Strong_20_Emphasis"><text:span text:style-name="T47">kies</text:span></text:span><text:span text:style-name="Strong_20_Emphasis"><text:span text:style-name="T46"> </text:span></text:span><text:span text:style-name="Strong_20_Emphasis"><text:span text:style-name="T69">het</text:span></text:span><text:span text:style-name="Strong_20_Emphasis"><text:span text:style-name="T47"> draadloos netwerk, maak </text:span></text:span><text:span text:style-name="Strong_20_Emphasis"><text:span text:style-name="T40">verbinding, </text:span></text:span><text:span text:style-name="Strong_20_Emphasis"><text:span text:style-name="T48">en klik</text:span></text:span><text:span text:style-name="Strong_20_Emphasis"><text:span text:style-name="T40"> </text:span></text:span><text:span text:style-name="Strong_20_Emphasis"><text:span text:style-name="T49">op </text:span></text:span><text:span text:style-name="Strong_20_Emphasis"><text:span text:style-name="T149">Verder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7"><draw:control text:anchor-type="as-char" draw:z-index="3" draw:name="Vorm16" draw:style-name="gr1" draw:text-style-name="P113" svg:width="0.35cm" svg:height="0.35cm" draw:control="control4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50">O</text:span></text:span><text:span text:style-name="Strong_20_Emphasis"><text:span text:style-name="T51">p het scherm </text:span></text:span><text:span text:style-name="Strong_20_Emphasis"><text:span text:style-name="T154">Installatietype</text:span></text:span><text:span text:style-name="Strong_20_Emphasis"><text:span text:style-name="T127"> </text:span></text:span><text:span text:style-name="Strong_20_Emphasis"><text:span text:style-name="T128">selecteer</text:span></text:span><text:span text:style-name="Strong_20_Emphasis"><text:span text:style-name="T129"> </text:span></text:span><text:span text:style-name="Strong_20_Emphasis"><text:span text:style-name="T307">het gewenste </text:span></text:span><text:span text:style-name="Strong_20_Emphasis"><text:span text:style-name="T324">Installatie type</text:span></text:span><text:span text:style-name="Strong_20_Emphasis"><text:span text:style-name="T307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77"><text:span text:style-name="Strong_20_Emphasis"><text:span text:style-name="T308">K</text:span></text:span><text:span text:style-name="Strong_20_Emphasis"><text:span text:style-name="T52">lik </text:span></text:span><text:span text:style-name="Strong_20_Emphasis"><text:span text:style-name="T53">op</text:span></text:span><text:span text:style-name="Strong_20_Emphasis"><text:span text:style-name="T52"> </text:span></text:span><text:span text:style-name="Strong_20_Emphasis"><text:span text:style-name="T151">I</text:span></text:span><text:span text:style-name="Strong_20_Emphasis"><text:span text:style-name="T152">nstalle</text:span></text:span><text:span text:style-name="Strong_20_Emphasis"><text:span text:style-name="T151">e</text:span></text:span><text:span text:style-name="Strong_20_Emphasis"><text:span text:style-name="T152">r </text:span></text:span><text:span text:style-name="Strong_20_Emphasis"><text:span text:style-name="T151">nu</text:span></text:span><text:span text:style-name="Strong_20_Emphasis"><text:span text:style-name="T52">, </text:span></text:span><text:span text:style-name="Strong_20_Emphasis"><text:span text:style-name="T64">of klik op </text:span></text:span><text:span text:style-name="Strong_20_Emphasis"><text:span text:style-name="T146">Verder</text:span></text:span><text:span text:style-name="Strong_20_Emphasis"><text:span text:style-name="T64"> en </text:span></text:span><text:span text:style-name="Strong_20_Emphasis"><text:span text:style-name="T126">c</text:span></text:span><text:span text:style-name="Strong_20_Emphasis"><text:span text:style-name="T54">ontroleer de </text:span></text:span><text:span text:style-name="Strong_20_Emphasis"><text:span text:style-name="T55">voorgestelde </text:span></text:span><text:span text:style-name="Strong_20_Emphasis"><text:span text:style-name="T54">schijfindelin</text:span></text:span><text:span text:style-name="Strong_20_Emphasis"><text:span text:style-name="T56">g,</text:span></text:span><text:span text:style-name="Strong_20_Emphasis"><text:span text:style-name="T54"> </text:span></text:span><text:span text:style-name="Strong_20_Emphasis"><text:span text:style-name="T57">kies de gewenste schijf, </text:span></text:span><text:span text:style-name="Strong_20_Emphasis"><text:span text:style-name="T56">en </text:span></text:span><text:span text:style-name="Strong_20_Emphasis"><text:span text:style-name="T132">k</text:span></text:span><text:span text:style-name="Strong_20_Emphasis"><text:span text:style-name="T133">lik op </text:span></text:span><text:span text:style-name="Strong_20_Emphasis"><text:span text:style-name="T151">I</text:span></text:span><text:span text:style-name="Strong_20_Emphasis"><text:span text:style-name="T152">nstalle</text:span></text:span><text:span text:style-name="Strong_20_Emphasis"><text:span text:style-name="T151">e</text:span></text:span><text:span text:style-name="Strong_20_Emphasis"><text:span text:style-name="T152">r </text:span></text:span><text:span text:style-name="Strong_20_Emphasis"><text:span text:style-name="T151">nu</text:span></text:span><text:span text:style-name="Strong_20_Emphasis"><text:span text:style-name="T133">.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55"><text:span text:style-name="Strong_20_Emphasis"><text:span text:style-name="T50">O</text:span></text:span><text:span text:style-name="Strong_20_Emphasis"><text:span text:style-name="T51">p het scherm </text:span></text:span><text:span text:style-name="Strong_20_Emphasis"><text:span text:style-name="T154">Wilt u deze aanpassingen wegschrijven naar de schijven? </text:span></text:span><text:span text:style-name="Strong_20_Emphasis"><text:span text:style-name="T58">controleer de </text:span></text:span><text:span text:style-name="Strong_20_Emphasis"><text:span text:style-name="T59">partities</text:span></text:span><text:span text:style-name="Strong_20_Emphasis"><text:span text:style-name="T58"> </text:span></text:span><text:span text:style-name="Strong_20_Emphasis"><text:span text:style-name="T60">die </text:span></text:span><text:span text:style-name="Strong_20_Emphasis"><text:span text:style-name="T61">geformatteerd</text:span></text:span><text:span text:style-name="Strong_20_Emphasis"><text:span text:style-name="T60"> worden </text:span></text:span><text:span text:style-name="Strong_20_Emphasis"><text:span text:style-name="T58">en </text:span></text:span><text:span text:style-name="Strong_20_Emphasis"><text:span text:style-name="T50">klik </text:span></text:span><text:span text:style-name="Strong_20_Emphasis"><text:span text:style-name="T52">op </text:span></text:span><text:span text:style-name="Strong_20_Emphasis"><text:span text:style-name="T150">Verder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7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7"><draw:control text:anchor-type="as-char" draw:z-index="4" draw:name="Vorm19" draw:style-name="gr1" draw:text-style-name="P113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9">O</text:span></text:span><text:span text:style-name="Strong_20_Emphasis"><text:span text:style-name="T310">p </text:span></text:span><text:span text:style-name="Strong_20_Emphasis"><text:span text:style-name="T311">het </text:span></text:span><text:span text:style-name="Strong_20_Emphasis"><text:span text:style-name="T312">scherm </text:span></text:span><text:span text:style-name="Strong_20_Emphasis"><text:span text:style-name="T325">Waar bevindt u zich?</text:span></text:span><text:span text:style-name="Strong_20_Emphasis"><text:span text:style-name="T312"> </text:span></text:span><text:span text:style-name="Strong_20_Emphasis"><text:span text:style-name="T313">controleer </text:span></text:span><text:span text:style-name="Strong_20_Emphasis"><text:span text:style-name="T314">de </text:span></text:span><text:span text:style-name="Strong_20_Emphasis"><text:span text:style-name="T313">locatie en </text:span></text:span><text:span text:style-name="Strong_20_Emphasis"><text:span text:style-name="T309">klik </text:span></text:span><text:span text:style-name="Strong_20_Emphasis"><text:span text:style-name="T312">op </text:span></text:span><text:span text:style-name="Strong_20_Emphasis"><text:span text:style-name="T325">Verder</text:span></text:span><text:span text:style-name="Strong_20_Emphasis"><text:span text:style-name="T312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3"><text:s/></text:span></text:span><text:span text:style-name="Strong_20_Emphasis"><text:span text:style-name="T77"><draw:control text:anchor-type="as-char" draw:z-index="18" draw:name="Vorm 1" draw:style-name="gr1" draw:text-style-name="P11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6">Op </text:span><text:span text:style-name="T327">het </text:span><text:span text:style-name="T325">scherm </text:span><text:span text:style-name="Strong_20_Emphasis"><text:span text:style-name="T325">Wie bent u?</text:span></text:span><text:span text:style-name="T325"> </text:span><text:span text:style-name="T326">vul </text:span><text:span text:style-name="T328">in </text:span><text:span text:style-name="Strong_20_Emphasis"><text:span text:style-name="T329">Uw n</text:span></text:span><text:span text:style-name="Strong_20_Emphasis"><text:span text:style-name="T330">aam</text:span></text:span><text:span text:style-name="Strong_20_Emphasis"><text:span text:style-name="T315"> </text:span></text:span><text:span text:style-name="Definition"><text:span text:style-name="T4">gebruiker</text:span></text:span><text:span text:style-name="Strong_20_Emphasis"><text:span text:style-name="T316">, <text:line-break/></text:span></text:span><text:span text:style-name="Strong_20_Emphasis"><text:span text:style-name="T330">Naam </text:span></text:span><text:span text:style-name="Strong_20_Emphasis"><text:span text:style-name="T329">van uw </text:span></text:span><text:span text:style-name="Strong_20_Emphasis"><text:span text:style-name="T331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315">,<text:line-break/></text:span></text:span><text:span text:style-name="Strong_20_Emphasis"><text:span text:style-name="T329">Kies een g</text:span></text:span><text:span text:style-name="Strong_20_Emphasis"><text:span text:style-name="T331">ebruikersnaam</text:span></text:span><text:span text:style-name="Strong_20_Emphasis"><text:span text:style-name="T315"> </text:span></text:span><text:span text:style-name="Definition"><text:span text:style-name="T4">gebruikersnaam</text:span></text:span><text:span text:style-name="Strong_20_Emphasis"><text:span text:style-name="T315">,<text:line-break/></text:span></text:span><text:span text:style-name="Strong_20_Emphasis"><text:span text:style-name="T317">g</text:span></text:span><text:span text:style-name="Strong_20_Emphasis"><text:span text:style-name="T306">eef tweemaal een </text:span></text:span><text:span text:style-name="Strong_20_Emphasis"><text:span text:style-name="T323">wachtwoord</text:span></text:span><text:span text:style-name="Strong_20_Emphasis"><text:span text:style-name="T306">,</text:span></text:span><text:span text:style-name="Strong_20_Emphasis"><text:span text:style-name="T318"> </text:span></text:span><text:span text:style-name="Strong_20_Emphasis"><text:span text:style-name="T319">en</text:span></text:span><text:span text:style-name="Strong_20_Emphasis"><text:span text:style-name="T318"> </text:span></text:span><text:span text:style-name="Strong_20_Emphasis"><text:span text:style-name="T320">k</text:span></text:span><text:span text:style-name="Strong_20_Emphasis"><text:span text:style-name="T306">lik op </text:span></text:span><text:span text:style-name="Strong_20_Emphasis"><text:span text:style-name="T323">Verder</text:span></text:span><text:span text:style-name="Strong_20_Emphasis"><text:span text:style-name="T306">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5"><text:span text:style-name="Strong_20_Emphasis"><text:span text:style-name="T3"><text:s/></text:span></text:span><text:span text:style-name="Strong_20_Emphasis"><text:span text:style-name="T77"><draw:control text:anchor-type="as-char" draw:z-index="22" draw:name="Vorm 3" draw:style-name="gr1" draw:text-style-name="P113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17">Op het scherm <text:span text:style-name="T398">Installatie voltooid</text:span> klik op <text:span text:style-name="T399">Nu he</text:span><text:span text:style-name="T398">rstarten</text:span>.</text:p>
          </table:table-cell>
        </table:table-row>
      </table:table>
      <text:p text:style-name="P52"><text:span text:style-name="Strong_20_Emphasis"><text:span text:style-name="T130"/></text:span></text:p>
      <text:list xml:id="list132758755108897" text:continue-numbering="true" text:style-name="L1">
        <text:list-item>
          <text:p text:style-name="P105"><text:span text:style-name="Strong_20_Emphasis"><text:span text:style-name="T155">Installatie </text:span></text:span><text:span text:style-name="Strong_20_Emphasis"><text:span text:style-name="T156">afronden</text:span></text:span></text:p>
        </text:list-item>
      </text:list>
      <text:p text:style-name="P56"><text:span text:style-name="Strong_20_Emphasis"><text:span text:style-name="T6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1"><text:span text:style-name="Strong_20_Emphasis"><text:span text:style-name="T77"><text:s/></text:span></text:span><text:span text:style-name="Strong_20_Emphasis"><text:span text:style-name="T124"><draw:control text:anchor-type="as-char" draw:z-index="5" draw:name="Vorm24" draw:style-name="gr1" draw:text-style-name="P11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62">Aanmelden als </text:span></text:span><text:span text:style-name="Definition"><text:span text:style-name="T11">gebruik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9"><text:span text:style-name="Strong_20_Emphasis"><text:span text:style-name="T131"/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76"><text:s/></text:span></text:span><text:span text:style-name="Strong_20_Emphasis"><text:span text:style-name="T123"><draw:control text:anchor-type="as-char" draw:z-index="21" draw:name="Vorm 2" draw:style-name="gr1" draw:text-style-name="P113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67">V</text:span></text:span><text:span text:style-name="Strong_20_Emphasis"><text:span text:style-name="T63">olg de aanwijzingen </text:span></text:span><text:span text:style-name="Strong_20_Emphasis"><text:span text:style-name="T68">op de schermen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77"><text:s/></text:span></text:span><text:span text:style-name="Strong_20_Emphasis"><text:span text:style-name="T124"><draw:control text:anchor-type="as-char" draw:z-index="11" draw:name="Vorm4_1" draw:style-name="gr1" draw:text-style-name="P11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77">Installeer </text:span></text:span><text:span text:style-name="Strong_20_Emphasis"><text:span text:style-name="T115">pakket kz</text:span></text:span><text:span text:style-name="Strong_20_Emphasis"><text:span text:style-name="T115"><text:note text:id="ftn7" text:note-class="footnote"><text:note-citation>1</text:note-citation><text:note-body><text:p text:style-name="P82"><text:span text:style-name="T373">Debian-p</text:span>akket kz plaatst documenten en scripts van Karel Zimmer <text:span text:style-name="T372">(zie </text:span><text:a xlink:type="simple" xlink:href="https://karelzimmer.nl/" text:style-name="Internet_20_link" text:visited-style-name="Visited_20_Internet_20_Link"><text:span text:style-name="Strong_20_Emphasis"><text:span text:style-name="T365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115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1"><text:span text:style-name="Strong_20_Emphasis"><text:span text:style-name="T119">D</text:span></text:span><text:span text:style-name="Strong_20_Emphasis"><text:span text:style-name="T101">ruk</text:span></text:span><text:span text:style-name="Strong_20_Emphasis"><text:span text:style-name="T8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92"><text:note text:id="ftn8" text:note-class="footnote"><text:note-citation>2</text:note-citation><text:note-body><text:p text:style-name="P50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40">ter</text:span></text:span><text:span text:style-name="Strong_20_Emphasis"><text:span text:style-name="T141">m</text:span></text:span><text:span text:style-name="Strong_20_Emphasis"><text:span text:style-name="T80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42">Terminalvenster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77"/></text:span></text:p>
          </table:table-cell>
          <table:table-cell table:style-name="_33_._5f_Installatie_5f_afronden.A1" office:value-type="string">
            <text:p text:style-name="P65"><text:span text:style-name="T5">Typ</text:span><text:span text:style-name="Strong_20_Emphasis"><text:span text:style-name="T81">, of </text:span></text:span><text:span text:style-name="Strong_20_Emphasis"><text:span text:style-name="T80">kopieer en plak, de</text:span></text:span><text:span text:style-name="Strong_20_Emphasis"><text:span text:style-name="T103">z</text:span></text:span><text:span text:style-name="Strong_20_Emphasis"><text:span text:style-name="T80">e </text:span></text:span><text:span text:style-name="Strong_20_Emphasis"><text:span text:style-name="T83">twee </text:span></text:span><text:span text:style-name="Strong_20_Emphasis"><text:span text:style-name="T80">opdrachten, ieder gevolgd door de </text:span></text:span><text:span text:style-name="Strong_20_Emphasis"><text:span text:style-name="T79">Enter</text:span></text:span><text:span text:style-name="Strong_20_Emphasis"><text:span text:style-name="T78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112"><text:span text:style-name="User_20_Entry"><text:span text:style-name="T31">wget karelzimmer.nl/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112"><text:span text:style-name="User_20_Entry"><text:span text:style-name="T31"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2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7"><text:s/></text:span></text:span><text:span text:style-name="Strong_20_Emphasis"><text:span text:style-name="T124"><draw:control text:anchor-type="as-char" draw:z-index="6" draw:name="Vorm37" draw:style-name="gr1" draw:text-style-name="P11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04">Rond de</text:span></text:span><text:span text:style-name="Strong_20_Emphasis"><text:span text:style-name="T105"> installatie </text:span></text:span><text:span text:style-name="Strong_20_Emphasis"><text:span text:style-name="T104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2"><text:span text:style-name="Strong_20_Emphasis"><text:span text:style-name="T119">D</text:span></text:span><text:span text:style-name="Strong_20_Emphasis"><text:span text:style-name="T107">ruk</text:span></text:span><text:span text:style-name="Strong_20_Emphasis"><text:span text:style-name="T10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38"><text:note-ref text:note-class="footnote" text:reference-format="text" text:ref-name="ftn8">2</text:note-ref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38">men</text:span></text:span><text:span text:style-name="Strong_20_Emphasis"><text:span text:style-name="T137">u</text:span></text:span><text:span text:style-name="Strong_20_Emphasis"><text:span text:style-name="T92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57">Installatiem</text:span></text:span><text:span text:style-name="Strong_20_Emphasis"><text:span text:style-name="T158">enu</text:span></text:span><text:span text:style-name="Strong_20_Emphasis"><text:span text:style-name="T92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7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108">K</text:span></text:span><text:span text:style-name="Strong_20_Emphasis"><text:span text:style-name="T96">ie</text:span></text:span><text:span text:style-name="Strong_20_Emphasis"><text:span text:style-name="T97">s </text:span></text:span><text:span text:style-name="Strong_20_Emphasis"><text:span text:style-name="T162">3</text:span></text:span><text:span text:style-name="Strong_20_Emphasis"><text:span text:style-name="T135"> </text:span></text:span><text:span text:style-name="Strong_20_Emphasis"><text:span text:style-name="T163">Installatie</text:span></text:span><text:span text:style-name="Strong_20_Emphasis"><text:span text:style-name="T164"> </text:span></text:span><text:span text:style-name="Strong_20_Emphasis"><text:span text:style-name="T165">afronden</text:span></text:span><text:span text:style-name="Strong_20_Emphasis"><text:span text:style-name="T108"> </text:span></text:span><text:span text:style-name="Strong_20_Emphasis"><text:span text:style-name="T84">en </text:span></text:span><text:span text:style-name="Strong_20_Emphasis"><text:span text:style-name="T117">klik op </text:span></text:span><text:span text:style-name="Strong_20_Emphasis"><text:span text:style-name="T144">Verder</text:span></text:span><text:span text:style-name="Strong_20_Emphasis"><text:span text:style-name="T117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96"><text:span text:style-name="Strong_20_Emphasis"><text:span text:style-name="T77"><text:s/></text:span></text:span><text:span text:style-name="Strong_20_Emphasis"><text:span text:style-name="T124"><draw:control text:anchor-type="as-char" draw:z-index="23" draw:name="Vorm 4" draw:style-name="gr1" draw:text-style-name="P113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8"><text:span text:style-name="T401">De </text:span><text:span text:style-name="T402">computer</text:span><text:span text:style-name="T401"> </text:span><text:span text:style-name="T398">Herstart</text:span><text:span text:style-name="T400">en</text:span>.</text:p>
          </table:table-cell>
        </table:table-row>
      </table:table>
      <text:p text:style-name="P56"><text:span text:style-name="Strong_20_Emphasis"><text:span text:style-name="T62"><text:tab/></text:span></text:span></text:p>
      <text:p text:style-name="P57"><text:span text:style-name="Strong_20_Emphasis"><text:span text:style-name="T98"/></text:span></text:p>
      <text:p text:style-name="P58"><text:span text:style-name="Strong_20_Emphasis"><text:span text:style-name="T85"/></text:span></text:p>
      <text:list xml:id="list132758364905361" text:continue-numbering="true" text:style-name="L1">
        <text:list-item>
          <text:p text:style-name="P108"><text:span text:style-name="Strong_20_Emphasis"><text:span text:style-name="T2">Gebruiker inrichten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6"><text:span text:style-name="Strong_20_Emphasis"><text:span text:style-name="T77"><text:s/></text:span></text:span><text:span text:style-name="Strong_20_Emphasis"><text:span text:style-name="T124"><draw:control text:anchor-type="as-char" draw:z-index="12" draw:name="Vorm40_0" draw:style-name="gr1" draw:text-style-name="P113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2">Aanmelden als </text:span></text:span><text:span text:style-name="Definition"><text:span text:style-name="T11">gebruiker</text:span></text:span><text:span text:style-name="Strong_20_Emphasis"><text:span text:style-name="T109"><text:note text:id="ftn9" text:note-class="footnote"><text:note-citation>1</text:note-citation><text:note-body><text:p text:style-name="P76"><text:span text:style-name="User_20_Entry"><text:span text:style-name="T227">E</text:span></text:span><text:span text:style-name="User_20_Entry"><text:span text:style-name="T229">ventuele extra </text:span></text:span><text:span text:style-name="Definition"><text:span text:style-name="T396">gebruiker</text:span></text:span><text:span text:style-name="User_20_Entry"><text:span text:style-name="T228">s</text:span></text:span><text:span text:style-name="User_20_Entry"><text:span text:style-name="T229"> aanmelden en dezelfde stappen uitvoeren.</text:span></text:span></text:p></text:note-body></text:note>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77"><text:s/></text:span></text:span><text:span text:style-name="Strong_20_Emphasis"><text:span text:style-name="T124"><draw:control text:anchor-type="as-char" draw:z-index="14" draw:name="Vorm40_2" draw:style-name="gr1" draw:text-style-name="P113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0">R</text:span></text:span><text:span text:style-name="Strong_20_Emphasis"><text:span text:style-name="T111">icht </text:span></text:span><text:span text:style-name="Strong_20_Emphasis"><text:span text:style-name="T112">de </text:span></text:span><text:span text:style-name="Definition"><text:span text:style-name="T27">gebruiker</text:span></text:span><text:span text:style-name="Strong_20_Emphasis"><text:span text:style-name="T111"> </text:span></text:span><text:span text:style-name="Strong_20_Emphasis"><text:span text:style-name="T113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29"><text:span text:style-name="Strong_20_Emphasis"><text:span text:style-name="T120">D</text:span></text:span><text:span text:style-name="Strong_20_Emphasis"><text:span text:style-name="T107">ruk</text:span></text:span><text:span text:style-name="Strong_20_Emphasis"><text:span text:style-name="T10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38"><text:note text:id="ftn10" text:note-class="footnote"><text:note-citation>2</text:note-citation><text:note-body><text:p text:style-name="P51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38">men</text:span></text:span><text:span text:style-name="Strong_20_Emphasis"><text:span text:style-name="T137">u</text:span></text:span><text:span text:style-name="Strong_20_Emphasis"><text:span text:style-name="T92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57">Installatiem</text:span></text:span><text:span text:style-name="Strong_20_Emphasis"><text:span text:style-name="T158">enu</text:span></text:span><text:span text:style-name="Strong_20_Emphasis"><text:span text:style-name="T9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7"><text:span text:style-name="Strong_20_Emphasis"><text:span text:style-name="T108">K</text:span></text:span><text:span text:style-name="Strong_20_Emphasis"><text:span text:style-name="T96">ie</text:span></text:span><text:span text:style-name="Strong_20_Emphasis"><text:span text:style-name="T97">s </text:span></text:span><text:span text:style-name="Strong_20_Emphasis"><text:span text:style-name="T162">4 </text:span></text:span><text:span text:style-name="Strong_20_Emphasis"><text:span text:style-name="T139">Gebruiker inrichten</text:span></text:span><text:span text:style-name="Strong_20_Emphasis"><text:span text:style-name="T108"> </text:span></text:span><text:span text:style-name="Strong_20_Emphasis"><text:span text:style-name="T84">en </text:span></text:span><text:span text:style-name="Strong_20_Emphasis"><text:span text:style-name="T117">klik op </text:span></text:span><text:span text:style-name="Strong_20_Emphasis"><text:span text:style-name="T145">Verder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4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46"><text:span text:style-name="Strong_20_Emphasis"><text:span text:style-name="T76"><text:s/></text:span></text:span><text:span text:style-name="Strong_20_Emphasis"><text:span text:style-name="T123"><draw:control text:anchor-type="as-char" draw:z-index="24" draw:name="Vorm 5" draw:style-name="gr1" draw:text-style-name="P113" svg:width="0.35cm" svg:height="0.35cm" draw:control="control25"/></text:span></text:span></text:p>
          </table:table-cell>
          <table:table-cell table:style-name="Tabel2.A1" office:value-type="string">
            <text:p text:style-name="P97"><text:span text:style-name="T401">De gebruiker </text:span><text:span text:style-name="T398">Afmelden</text:span>.</text:p>
          </table:table-cell>
        </table:table-row>
      </table:table>
      <text:p text:style-name="P22"><text:span text:style-name="Strong_20_Emphasis"><text:span text:style-name="T114"/></text:span></text:p>
      <text:p text:style-name="P42"/>
      <text:p text:style-name="P42"/>
      <text:p text:style-name="P44"><text:span text:style-name="T238">E</text:span><text:span text:style-name="T239">inde c</text:span><text:span text:style-name="T240">hecklist, </text:span><text:span text:style-name="T241">d</text:span><text:span text:style-name="T240">e installatie van </text:span><text:span text:style-name="Strong_20_Emphasis"><text:span text:style-name="T257"><text:user-field-get text:name="Distro">Ubuntu</text:user-field-get></text:span></text:span><text:span text:style-name="T242"><text:s/></text:span><text:span text:style-name="T243"><text:user-field-get text:name="Version">22.04</text:user-field-get></text:span><text:span text:style-name="Strong_20_Emphasis"><text:span text:style-name="T258"><text:s/></text:span></text:span><text:span text:style-name="Strong_20_Emphasis"><text:span text:style-name="T256">LTS</text:span></text:span><text:span text:style-name="T37"> </text:span><text:span text:style-name="Strong_20_Emphasis"><text:span text:style-name="T166"><text:user-field-get text:name="Edition">desktop</text:user-field-get></text:span></text:span><text:span text:style-name="Strong_20_Emphasis"><text:span text:style-name="T166"><text:s/></text:span></text:span><text:span text:style-name="T240">is voltooid.</text:span></text:p>
      <text:p text:style-name="P19"/>
      <text:p text:style-name="P9"><text:span text:style-name="Emphasis"><text:span text:style-name="T335">Geschreven </text:span></text:span><text:span text:style-name="Emphasis"><text:span text:style-name="T338">in</text:span></text:span><text:span text:style-name="Emphasis"><text:span text:style-name="T332"> </text:span></text:span><text:span text:style-name="Strong_20_Emphasis"><text:span text:style-name="T85"><text:user-field-get style:data-style-name="N0" text:name="Releaseyear">2022</text:user-field-get></text:span></text:span><text:span text:style-name="Emphasis"><text:span text:style-name="T333"><text:s/></text:span></text:span><text:span text:style-name="Emphasis"><text:span text:style-name="T334">d</text:span></text:span><text:span text:style-name="Emphasis"><text:span text:style-name="T335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6">Karel Zimmer</text:span></text:span></text:a><text:span text:style-name="Emphasis"><text:span text:style-name="T33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7">Creative Commons Publiek Domein Verklaring</text:span></text:span></text:a><text:span text:style-name="Emphasis"><text:span text:style-name="T33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20T13:27:57.694287034">20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13:27:57.492426111</dc:date>
    <meta:keyword>Installatie</meta:keyword>
    <meta:keyword>Checklist</meta:keyword>
    <meta:keyword>Linux</meta:keyword>
    <meta:editing-cycles>6663</meta:editing-cycles>
    <meta:editing-duration>P11DT19H23M18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94" meta:word-count="745" meta:character-count="5117" meta:non-whitespace-character-count="4406"/>
    <meta:user-defined meta:name="Info 1"/>
    <meta:user-defined meta:name="Info 2"/>
    <meta:user-defined meta:name="Info 3"/>
    <meta:user-defined meta:name="Info 4"/>
  </office:meta>
</office:document-meta>
</file>